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831f9" officeooo:paragraph-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a1704" officeooo:paragraph-rsid="002a170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a1704"/>
    </style:style>
    <style:style style:name="P6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831f9"/>
    </style:style>
    <style:style style:name="P7" style:family="paragraph">
      <loext:graphic-properties draw:fill="none"/>
      <style:paragraph-properties fo:text-align="center"/>
      <style:text-properties fo:color="#000000" loext:opacity="100%" fo:font-size="18pt"/>
    </style:style>
    <style:style style:name="P8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8pt" fo:language="en" fo:country="US" fo:font-weight="bold" officeooo:rsid="002a1704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8pt" fo:language="en" fo:country="US" fo:font-weight="bold" officeooo:rsid="002c0888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6" style:family="text">
      <style:text-properties officeooo:rsid="00283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8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7" svg:width="3.7551in" svg:height="0.3185in" svg:x="2.0854in" svg:y="10.339in"><text:p text:style-name="P1"><text:span text:style-name="T4">Lm. </text:span><text:span text:style-name="T5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7" svg:width="4.135in" svg:height="0.8933in" svg:x="1.9917in" svg:y="3.7728in"><text:p text:style-name="P2"><draw:custom-shape text:anchor-type="paragraph" draw:z-index="3" draw:name="Shape2_0" draw:style-name="gr1" draw:text-style-name="P7" svg:width="4.135in" svg:height="0.8933in" svg:x="0.0252in" svg:y="-1.4563in"><text:p text:style-name="P3"><text:span text:style-name="T6">C</text:span>A LÊN ĐI</text:p><text:p text:style-name="P5"><text:span text:style-name="T2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HÁNH VỊNH</text:p><text:p text:style-name="P6"><text:span text:style-name="T3">VÀ</text:span><text:span text:style-name="T1"> THÁNH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5.4209in" svg:width="3.1354in" svg:height="4.1772in" draw:z-index="7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8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2-06-17T21:19:50.133000000</dc:date>
    <meta:editing-cycles>36</meta:editing-cycles>
    <meta:editing-duration>PT2H14M44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5" meta:word-count="12" meta:character-count="43" meta:non-whitespace-character-count="36"/>
  </office:meta>
</office:document-meta>
</file>